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RREA DIOS, KRISTIAN JO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B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ORREA DIOS, KRISTIAN JO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5787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3 - Trans. Aer. Caja Pavos Negros</text:p>
          </table:table-cell>
          <table:table-cell table:style-name="Tableau1.A2" office:value-type="string">
            <text:p text:style-name="P14">115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1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2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00:37:4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